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3.4236in" svg:height="7.5504in" svg:x="2.865in" svg:y="0.2689in">
            <draw:object draw:notify-on-update-of-ranges="data.A1:data.A1 data.A2:data.A145 data.B1:data.B1 data.B2:data.B145 data.C1:data.C1 data.C2:data.C145 data.D1:data.D1 data.D2:data.D1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28" calcext:value-type="float">
            <text:p>108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69" calcext:value-type="float">
            <text:p>113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37" calcext:value-type="float">
            <text:p>119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33" calcext:value-type="float">
            <text:p>125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59" calcext:value-type="float">
            <text:p>131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16" calcext:value-type="float">
            <text:p>138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06" calcext:value-type="float">
            <text:p>145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231" calcext:value-type="float">
            <text:p>152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992" calcext:value-type="float">
            <text:p>159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91" calcext:value-type="float">
            <text:p>16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630" calcext:value-type="float">
            <text:p>176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511" calcext:value-type="float">
            <text:p>185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436" calcext:value-type="float">
            <text:p>194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07" calcext:value-type="float">
            <text:p>204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427" calcext:value-type="float">
            <text:p>214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498" calcext:value-type="float">
            <text:p>224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622" calcext:value-type="float">
            <text:p>236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803" calcext:value-type="float">
            <text:p>248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043" calcext:value-type="float">
            <text:p>260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345" calcext:value-type="float">
            <text:p>273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712" calcext:value-type="float">
            <text:p>287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147" calcext:value-type="float">
            <text:p>301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654" calcext:value-type="float">
            <text:p>316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236" calcext:value-type="float">
            <text:p>332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897" calcext:value-type="float">
            <text:p>348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41" calcext:value-type="float">
            <text:p>366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73" calcext:value-type="float">
            <text:p>384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396" calcext:value-type="float">
            <text:p>403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415" calcext:value-type="float">
            <text:p>424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535" calcext:value-type="float">
            <text:p>445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761" calcext:value-type="float">
            <text:p>4676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099" calcext:value-type="float">
            <text:p>4909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553" calcext:value-type="float">
            <text:p>515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130" calcext:value-type="float">
            <text:p>541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836" calcext:value-type="float">
            <text:p>568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677" calcext:value-type="float">
            <text:p>596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660" calcext:value-type="float">
            <text:p>626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793" calcext:value-type="float">
            <text:p>6579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082" calcext:value-type="float">
            <text:p>690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536" calcext:value-type="float">
            <text:p>725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162" calcext:value-type="float">
            <text:p>761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970" calcext:value-type="float">
            <text:p>799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968" calcext:value-type="float">
            <text:p>839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166" calcext:value-type="float">
            <text:p>881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574" calcext:value-type="float">
            <text:p>925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202" calcext:value-type="float">
            <text:p>972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062" calcext:value-type="float">
            <text:p>1020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165" calcext:value-type="float">
            <text:p>1071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523" calcext:value-type="float">
            <text:p>1125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8149" calcext:value-type="float">
            <text:p>1181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4056" calcext:value-type="float">
            <text:p>1240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0258" calcext:value-type="float">
            <text:p>1302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6770" calcext:value-type="float">
            <text:p>1367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3608" calcext:value-type="float">
            <text:p>1436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788" calcext:value-type="float">
            <text:p>1507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8327" calcext:value-type="float">
            <text:p>1583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6243" calcext:value-type="float">
            <text:p>1662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4555" calcext:value-type="float">
            <text:p>1745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3282" calcext:value-type="float">
            <text:p>183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2446" calcext:value-type="float">
            <text:p>1924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2068" calcext:value-type="float">
            <text:p>2020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2171" calcext:value-type="float">
            <text:p>2121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2779" calcext:value-type="float">
            <text:p>22277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3917" calcext:value-type="float">
            <text:p>2339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5612" calcext:value-type="float">
            <text:p>2456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7892" calcext:value-type="float">
            <text:p>2578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0786" calcext:value-type="float">
            <text:p>2707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4325" calcext:value-type="float">
            <text:p>2843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8541" calcext:value-type="float">
            <text:p>2985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3468" calcext:value-type="float">
            <text:p>3134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9141" calcext:value-type="float">
            <text:p>3291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5598" calcext:value-type="float">
            <text:p>3455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2877" calcext:value-type="float">
            <text:p>3628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1020" calcext:value-type="float">
            <text:p>3810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0071" calcext:value-type="float">
            <text:p>4000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0074" calcext:value-type="float">
            <text:p>4200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1077" calcext:value-type="float">
            <text:p>4410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3130" calcext:value-type="float">
            <text:p>4631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6286" calcext:value-type="float">
            <text:p>48628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0600" calcext:value-type="float">
            <text:p>5106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6130" calcext:value-type="float">
            <text:p>5361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2936" calcext:value-type="float">
            <text:p>5629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1082" calcext:value-type="float">
            <text:p>5910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0636" calcext:value-type="float">
            <text:p>6206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1667" calcext:value-type="float">
            <text:p>6516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84250" calcext:value-type="float">
            <text:p>6842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8462" calcext:value-type="float">
            <text:p>7184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4385" calcext:value-type="float">
            <text:p>7543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92104" calcext:value-type="float">
            <text:p>792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31709" calcext:value-type="float">
            <text:p>8317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73294" calcext:value-type="float">
            <text:p>87329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16958" calcext:value-type="float">
            <text:p>9169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62805" calcext:value-type="float">
            <text:p>9628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10945" calcext:value-type="float">
            <text:p>10109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61492" calcext:value-type="float">
            <text:p>10614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4T00:55:36.662398392</dc:date>
    <meta:editing-duration>PT7M5S</meta:editing-duration>
    <meta:editing-cycles>1</meta:editing-cycles>
    <meta:generator>LibreOffice/6.4.7.2$Linux_X86_64 LibreOffice_project/40$Build-2</meta:generator>
    <meta:document-statistic meta:table-count="1" meta:cell-count="5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097cm" svg:height="19.179cm" xlink:href=".." xlink:type="simple" chart:class="chart:line" chart:style-name="ch1">
        <chart:legend chart:legend-position="end" svg:x="31.483cm" svg:y="8.792cm" style:legend-expansion="high" chart:style-name="ch2"/>
        <chart:plot-area chart:style-name="ch3" table:cell-range-address="data.A1:data.D145" chart:data-source-has-labels="both" svg:x="0.681cm" svg:y="0.383cm" svg:width="30.121cm" svg:height="18.413cm">
          <chartooo:coordinate-region svg:x="1.347cm" svg:y="0.383cm" svg:width="29.455cm" svg:height="16.898cm"/>
          <chart:axis chart:dimension="x" chart:name="primary-x" chart:style-name="ch4" chartooo:axis-type="auto">
            <chartooo:date-scale/>
            <chart:categories table:cell-range-address="data.A2:data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B2:data.B145" chart:label-cell-address="data.B1:data.B1" chart:class="chart:line">
            <chart:data-point chart:repeated="144"/>
          </chart:series>
          <chart:series chart:style-name="ch7" chart:values-cell-range-address="data.C2:data.C145" chart:label-cell-address="data.C1:data.C1" chart:class="chart:line">
            <chart:data-point chart:repeated="144"/>
          </chart:series>
          <chart:series chart:style-name="ch8" chart:values-cell-range-address="data.D2:data.D145" chart:label-cell-address="data.D1:data.D1" chart:class="chart:line">
            <chart:data-point chart:repeated="1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rect</text:p>
                <draw:g>
                  <svg:desc>data.B1:data.B1</svg:desc>
                </draw:g>
              </table:table-cell>
              <table:table-cell office:value-type="string">
                <text:p>Reverse</text:p>
                <draw:g>
                  <svg:desc>data.C1:data.C1</svg:desc>
                </draw:g>
              </table:table-cell>
              <table:table-cell office:value-type="string">
                <text:p>Random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data.A2:data.A145</svg:desc>
                </draw:g>
              </table:table-cell>
              <table:table-cell office:value-type="float" office:value="14">
                <text:p>14</text:p>
                <draw:g>
                  <svg:desc>data.B2:data.B145</svg:desc>
                </draw:g>
              </table:table-cell>
              <table:table-cell office:value-type="float" office:value="5">
                <text:p>5</text:p>
                <draw:g>
                  <svg:desc>data.C2:data.C145</svg:desc>
                </draw:g>
              </table:table-cell>
              <table:table-cell office:value-type="float" office:value="4">
                <text:p>4</text:p>
                <draw:g>
                  <svg:desc>data.D2:data.D145</svg:desc>
                </draw:g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57">
                <text:p>115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14">
                <text:p>12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74">
                <text:p>127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37">
                <text:p>133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03">
                <text:p>140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46">
                <text:p>15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23">
                <text:p>162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04">
                <text:p>170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89">
                <text:p>178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69">
                <text:p>206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72">
                <text:p>21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94">
                <text:p>23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13">
                <text:p>25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38">
                <text:p>263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69">
                <text:p>27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07">
                <text:p>290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52">
                <text:p>305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04">
                <text:p>320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64">
                <text:p>33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32">
                <text:p>353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08">
                <text:p>370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93">
                <text:p>389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7">
                <text:p>408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1">
                <text:p>429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5">
                <text:p>450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30">
                <text:p>47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66">
                <text:p>49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14">
                <text:p>521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474">
                <text:p>54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747">
                <text:p>57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34">
                <text:p>603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35">
                <text:p>633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651">
                <text:p>66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83">
                <text:p>69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32">
                <text:p>733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98">
                <text:p>769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82">
                <text:p>80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486">
                <text:p>848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910">
                <text:p>89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355">
                <text:p>935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822">
                <text:p>98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313">
                <text:p>103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828">
                <text:p>108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369">
                <text:p>113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937">
                <text:p>1193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533">
                <text:p>1253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159">
                <text:p>1315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816">
                <text:p>138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506">
                <text:p>1450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231">
                <text:p>152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992">
                <text:p>1599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791">
                <text:p>1679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630">
                <text:p>176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511">
                <text:p>185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436">
                <text:p>1943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407">
                <text:p>2040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427">
                <text:p>214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498">
                <text:p>2249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622">
                <text:p>2362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803">
                <text:p>2480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043">
                <text:p>260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345">
                <text:p>273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712">
                <text:p>287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147">
                <text:p>301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1654">
                <text:p>3165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236">
                <text:p>3323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897">
                <text:p>3489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6641">
                <text:p>3664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396">
                <text:p>4039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15">
                <text:p>424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6761">
                <text:p>4676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099">
                <text:p>4909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1553">
                <text:p>5155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130">
                <text:p>541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6836">
                <text:p>5683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677">
                <text:p>5967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660">
                <text:p>6266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5793">
                <text:p>6579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9082">
                <text:p>690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2536">
                <text:p>7253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162">
                <text:p>761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9970">
                <text:p>799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3968">
                <text:p>8396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8166">
                <text:p>881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574">
                <text:p>925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7202">
                <text:p>9720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2062">
                <text:p>1020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7165">
                <text:p>1071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2523">
                <text:p>11252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18149">
                <text:p>1181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4056">
                <text:p>12405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0258">
                <text:p>13025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6770">
                <text:p>1367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43608">
                <text:p>14360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50788">
                <text:p>15078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8327">
                <text:p>1583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6243">
                <text:p>1662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4555">
                <text:p>17455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3282">
                <text:p>1832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2446">
                <text:p>1924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2068">
                <text:p>2020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12171">
                <text:p>2121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22779">
                <text:p>2227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33917">
                <text:p>2339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45612">
                <text:p>2456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7892">
                <text:p>25789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0786">
                <text:p>27078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84325">
                <text:p>28432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98541">
                <text:p>29854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3468">
                <text:p>3134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9141">
                <text:p>32914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5598">
                <text:p>34559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62877">
                <text:p>36287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81020">
                <text:p>3810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00071">
                <text:p>4000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0074">
                <text:p>4200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077">
                <text:p>4410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63130">
                <text:p>4631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86286">
                <text:p>48628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10600">
                <text:p>5106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36130">
                <text:p>5361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62936">
                <text:p>56293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91082">
                <text:p>59108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620636">
                <text:p>62063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51667">
                <text:p>65166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84250">
                <text:p>6842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18462">
                <text:p>71846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54385">
                <text:p>75438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92104">
                <text:p>79210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31709">
                <text:p>83170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73294">
                <text:p>87329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916958">
                <text:p>9169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62805">
                <text:p>96280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010945">
                <text:p>101094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061492">
                <text:p>106149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